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4000000B8288DE2A9A1ACB956.png" manifest:media-type="image/png"/>
  <manifest:file-entry manifest:full-path="Pictures/1000000100000245000000E051E7E9C9CD873065.png" manifest:media-type="image/png"/>
  <manifest:file-entry manifest:full-path="Pictures/100000010000022D0000012C93366E98517E628B.png" manifest:media-type="image/png"/>
  <manifest:file-entry manifest:full-path="Pictures/1000000100000229000000B8B75E18D51AAD2C8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50282" officeooo:paragraph-rsid="00150282" style:font-size-asian="17.5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.471cm" svg:y="15.214cm" svg:width="14.631cm" svg:height="4.868cm" draw:z-index="0"><draw:image xlink:href="Pictures/1000000100000229000000B8B75E18D51AAD2C8E.png" xlink:type="simple" xlink:show="embed" xlink:actuate="onLoad" draw:mime-type="image/png"/></draw:frame><draw:frame draw:style-name="fr1" draw:name="Image2" text:anchor-type="char" svg:x="0.233cm" svg:y="1.746cm" svg:width="14.737cm" svg:height="7.938cm" draw:z-index="1"><draw:image xlink:href="Pictures/100000010000022D0000012C93366E98517E628B.png" xlink:type="simple" xlink:show="embed" xlink:actuate="onLoad" draw:mime-type="image/png"/></draw:frame>Question 1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Question 2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Question 3}</text:p>
      <text:p text:style-name="P1"/>
      <text:p text:style-name="P1"><text:s text:c="2"/><draw:frame draw:style-name="fr1" draw:name="Image3" text:anchor-type="char" svg:x="0.339cm" svg:y="0.556cm" svg:width="15.372cm" svg:height="5.927cm" draw:z-index="2"><draw:image xlink:href="Pictures/1000000100000245000000E051E7E9C9CD873065.png" xlink:type="simple" xlink:show="embed" xlink:actuate="onLoad" draw:mime-type="image/png"/></draw:frame><text:s text:c="2"/></text:p>
      <text:p text:style-name="P1"/>
      <text:p text:style-name="P1"/>
      <text:p text:style-name="P1"/>
      <text:p text:style-name="P1"/>
      <text:p text:style-name="P1">Question 4}</text:p>
      <text:p text:style-name="P1"/>
      <text:p text:style-name="P1"><draw:frame draw:style-name="fr1" draw:name="Image4" text:anchor-type="char" svg:x="0.933cm" svg:y="0.953cm" svg:width="11.536cm" svg:height="4.868cm" draw:z-index="3"><draw:image xlink:href="Pictures/10000001000001B4000000B8288DE2A9A1ACB95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8T15:12:50.940788883</meta:creation-date>
    <dc:date>2024-03-08T15:22:05.829615781</dc:date>
    <meta:editing-duration>PT9M15S</meta:editing-duration>
    <meta:editing-cycles>1</meta:editing-cycles>
    <meta:document-statistic meta:table-count="0" meta:image-count="4" meta:object-count="0" meta:page-count="2" meta:paragraph-count="5" meta:word-count="8" meta:character-count="48" meta:non-whitespace-character-count="40"/>
    <meta:generator>LibreOffice/7.3.7.2$Linux_X86_64 LibreOffice_project/30$Build-2</meta:generator>
  </office:meta>
</office:document-meta>
</file>